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21" style:family="paragraph" style:parent-style-name="Standard" style:list-style-name="L4">
      <style:paragraph-properties fo:line-height="115%" fo:text-align="justify" style:justify-single-word="false"/>
      <style:text-properties officeooo:paragraph-rsid="000da99b"/>
    </style:style>
    <style:style style:name="P22" style:family="paragraph" style:parent-style-name="Standard" style:list-style-name="L5">
      <style:paragraph-properties fo:line-height="115%" fo:text-align="justify" style:justify-single-word="false"/>
      <style:text-properties officeooo:paragraph-rsid="000da99b"/>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0da99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1267892948"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1267892948"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REQUERIMIENTOS. <text:span text:style-name="T4">SEGUNDA PARTE</text:span></text:p>
      <text:p text:style-name="P14">2. <text:span text:style-name="T2">Implementación de seguridad en Server Core y Firewall</text:span></text:p>
      <text:list text:style-name="L4">
        <text:list-item>
          <text:p text:style-name="P21">Configurar los servicios críticos (DHCP y DNS) en Server Core, asegurando su correcto funcionamiento y minimizando la superficie de ataque.</text:p>
        </text:list-item>
        <text:list-item>
          <text:p text:style-name="P21">Implementar reglas de firewall para restringir accesos no autorizados mediante Windows Defender Firewall con políticas avanzadas.</text:p>
        </text:list-item>
      </text:list>
      <text:p text:style-name="P15">(3 Puntos)</text:p>
      <text:p text:style-name="P14"/>
      <text:p text:style-name="P20">REQUERIMIENTOS. <text:span text:style-name="T4">TERCERA PARTE</text:span></text:p>
      <text:p text:style-name="P14">3. <text:span text:style-name="T2">Gestión segura de zonas DNS y asignación de IPs</text:span></text:p>
      <text:list text:style-name="L5">
        <text:list-item>
          <text:p text:style-name="P22">Configurar y asegurar una zona DNS en Windows Server, limitando el acceso a la administración mediante permisos adecuados.</text:p>
        </text:list-item>
        <text:list-item>
          <text:p text:style-name="P22">Implementar una política de asignación de IPs estáticas y dinámicas utilizando DHCP de manera segura.</text:p>
        </text:list-item>
      </text:list>
      <text:p text:style-name="P15">(4 Punto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4</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5T16:21:58.178632000</dc:date>
    <meta:editing-duration>PT11M4S</meta:editing-duration>
    <meta:editing-cycles>9</meta:editing-cycles>
    <meta:document-statistic meta:table-count="1" meta:image-count="0" meta:object-count="0" meta:page-count="7" meta:paragraph-count="43" meta:word-count="458" meta:character-count="3125" meta:non-whitespace-character-count="2724"/>
  </office:meta>
</office:document-meta>
</file>